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0.5pt" officeooo:rsid="0009c377" officeooo:paragraph-rsid="0009c377" style:font-size-asian="10.5pt" style:font-size-complex="10.5pt"/>
    </style:style>
    <style:style style:name="P2" style:family="paragraph" style:parent-style-name="Standard">
      <style:text-properties style:font-name="Nimbus Sans L" fo:font-size="10.5pt" officeooo:rsid="000b294c" officeooo:paragraph-rsid="000b294c" style:font-size-asian="10.5pt" style:font-size-complex="10.5pt"/>
    </style:style>
    <style:style style:name="P3" style:family="paragraph" style:parent-style-name="Standard">
      <style:text-properties style:font-name="Nimbus Sans L" fo:font-size="10.5pt" officeooo:rsid="001256b1" officeooo:paragraph-rsid="000b294c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: Section Heading followed by references.</text:p>
      <text:p text:style-name="P1"/>
      <text:p text:style-name="P2">[1]</text:p>
      <text:p text:style-name="P3"><text:a xlink:type="simple" xlink:href="https://docs.google.com/spreadsheets/d/1tPDRtMtJsARVJXLwWscXz21GMHTQGDOUXUfQ9vrUwdQ/edit#gid=0">https://docs.google.com/spreadsheets/d/1tPDRtMtJsARVJXLwWscXz21GMHTQGDOUXUfQ9vrUwdQ/edit#gid=0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Magri</meta:initial-creator>
    <meta:creation-date>2016-10-17T12:49:59.125683655</meta:creation-date>
    <dc:date>2016-10-17T12:54:23.106574700</dc:date>
    <dc:creator>Simone Magri</dc:creator>
    <meta:editing-duration>PT1M5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8" meta:character-count="148" meta:non-whitespace-character-count="143"/>
  </office:meta>
</office:document-meta>
</file>